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a66" officeooo:paragraph-rsid="000bf0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1@admin1:~/shubha/B1$ <text:span text:style-name="T1">javac </text:span><text:span text:style-name="T3">B1</text:span><text:span text:style-name="T1">.java </text:span></text:p>
      <text:p text:style-name="P1">admin1@admin1:~/shubha/B11$ <text:span text:style-name="T1">javah -classpath . B1</text:span></text:p>
      <text:p text:style-name="P1">admin1@admin1:~/shubha/B11$ <text:span text:style-name="T1">ls</text:span> </text:p>
      <text:p text:style-name="P1">B1.c <text:s/>B1.c~ <text:s/>B1.class <text:s/>B1.h <text:s/>B1.java </text:p>
      <text:p text:style-name="P1">admin1@admin1:~/shubha/B11$ <text:span text:style-name="T1">gcc -shared -fPIC -I/usr/lib/jvm/default-java/include -I/usr/lib/jvm/default-java/include/linux B1.c -o libB1.so </text:span></text:p>
      <text:p text:style-name="P1">admin1@admin1:~/shubha/B11$ ls </text:p>
      <text:p text:style-name="P1">B1.c <text:s/>B1.c~ <text:s/>B1.class <text:s/>B1.h <text:s/>B1.java <text:s/>libB1.so </text:p>
      <text:p text:style-name="P1">admin1@admin1:~/shubha/B11$ <text:span text:style-name="T1">java -classpath . -Djava.library.path=. B1 </text:span></text:p>
      <text:p text:style-name="P1">Hello World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9:17:20.363111086</meta:creation-date>
    <dc:date>2018-02-26T09:38:11.758212951</dc:date>
    <meta:editing-duration>PT5M41S</meta:editing-duration>
    <meta:editing-cycles>1</meta:editing-cycles>
    <meta:document-statistic meta:table-count="0" meta:image-count="0" meta:object-count="0" meta:page-count="1" meta:paragraph-count="9" meta:word-count="40" meta:character-count="461" meta:non-whitespace-character-count="413"/>
    <meta:generator>LibreOffice/4.2.8.2$Linux_X86_64 LibreOffice_project/420m0$Build-2</meta:generator>
  </office:meta>
</office:document-meta>
</file>